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6" style:family="paragraph" style:parent-style-name="Preformatted_20_Text">
      <style:paragraph-properties style:writing-mode="lr-tb"/>
    </style:style>
    <style:style style:name="P7" style:family="paragraph" style:parent-style-name="Preformatted_20_Text">
      <style:paragraph-properties fo:margin-top="0cm" fo:margin-bottom="0.499cm" style:contextual-spacing="false" style:writing-mode="lr-tb"/>
    </style:style>
    <style:style style:name="P8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✅ <text:span text:style-name="Strong_20_Emphasis">Coisas legais no seu código:</text:span></text:h>
      <text:list text:style-name="L1">
        <text:list-item>
          <text:p text:style-name="P1">Usa <text:span text:style-name="Source_20_Text">input()</text:span> e <text:span text:style-name="Source_20_Text">print()</text:span> de forma clara.</text:p>
        </text:list-item>
        <text:list-item>
          <text:p text:style-name="P1">Organiza bem a apresentação do cardápio.</text:p>
        </text:list-item>
        <text:list-item>
          <text:p text:style-name="P1">Já começou a trabalhar com condições (<text:span text:style-name="Source_20_Text">if</text:span>) e soma de preços.</text:p>
        </text:list-item>
      </text:list>
      <text:p text:style-name="Horizontal_20_Line"/>
      <text:h text:style-name="Heading_20_3" text:outline-level="3">⚠️ <text:span text:style-name="Strong_20_Emphasis">Pontos a melhorar ou completar:</text:span></text:h>
      <text:list text:style-name="L2">
        <text:list-item>
          <text:p text:style-name="P2"><text:span text:style-name="Strong_20_Emphasis">O código está incompleto</text:span>:</text:p>
          <text:list>
            <text:list-item>
              <text:p text:style-name="P2">Ele só trata o caso da pizza calabresa pequena com coca-cola. Não tem <text:span text:style-name="Source_20_Text">else</text:span> nem trata os outros pedidos possíveis (ex: frango, catupiry, outros tamanhos ou refrigerantes).</text:p>
            </text:list-item>
            <text:list-item>
              <text:p text:style-name="P2">O programa termina sem mostrar o resultado (<text:span text:style-name="Source_20_Text">print</text:span> do pedido e do preço).</text:p>
            </text:list-item>
          </text:list>
        </text:list-item>
        <text:list-item>
          <text:p text:style-name="P2"><text:span text:style-name="Strong_20_Emphasis">Falta de tratamento de erros</text:span>:</text:p>
          <text:list>
            <text:list-item>
              <text:p text:style-name="P2">Se a pessoa digitar uma letra no lugar do número (por exemplo, ao escolher o refrigerante), o programa dá erro.</text:p>
            </text:list-item>
            <text:list-item>
              <text:p text:style-name="P2">Você pode usar <text:span text:style-name="Source_20_Text">try/except</text:span> para evitar que o programa quebre.</text:p>
            </text:list-item>
          </text:list>
        </text:list-item>
        <text:list-item>
          <text:p text:style-name="P2"><text:span text:style-name="Strong_20_Emphasis">Acentuação e ortografia</text:span>:</text:p>
          <text:list>
            <text:list-item>
              <text:p text:style-name="P2">Escrever "paga" ao invés de "para" parece um erro de digitação. Também seria bom padronizar a acentuação e a formatação dos textos do menu.</text:p>
            </text:list-item>
          </text:list>
        </text:list-item>
        <text:list-item>
          <text:p text:style-name="P2"><text:span text:style-name="Strong_20_Emphasis">Melhorar a estrutura com dicionários/listas (futuramente)</text:span>:</text:p>
          <text:list>
            <text:list-item>
              <text:p text:style-name="P2">Quando você estiver mais confortável, pode usar listas ou dicionários para simplificar a lógica dos preços e nomes.</text:p>
            </text:list-item>
          </text:list>
        </text:list-item>
      </text:list>
      <text:p text:style-name="Horizontal_20_Line"/>
      <text:p text:style-name="Text_20_body">Se quiser, posso te ajudar a:</text:p>
      <text:list text:style-name="L3">
        <text:list-item>
          <text:p text:style-name="P3">Finalizar o restante do código.</text:p>
        </text:list-item>
        <text:list-item>
          <text:p text:style-name="P3">Organizar melhor as opções e preços.</text:p>
        </text:list-item>
        <text:list-item>
          <text:p text:style-name="P3">Tratar os erros do usuário de forma amigável.</text:p>
        </text:list-item>
      </text:list>
      <text:p text:style-name="Text_20_body">Quais são as suas dúvidas específicas sobre esse código?</text:p>
      <text:p text:style-name="Text_20_body">4o</text:p>
      <text:h text:style-name="Heading_20_5" text:outline-level="5">Você disse:</text:h>
      <text:p text:style-name="Text_20_body">como posso melhorar meu código para que não precise de colocar vários else nas opções </text:p>
      <text:h text:style-name="Heading_20_6" text:outline-level="6">O ChatGPT disse:</text:h>
      <text:p text:style-name="Text_20_body">Ótima pergunta, Gabriel! Para evitar <text:span text:style-name="Strong_20_Emphasis">vários </text:span><text:span text:style-name="Strong_20_Emphasis"><text:span text:style-name="Source_20_Text">if/else</text:span></text:span>, o melhor caminho é <text:span text:style-name="Strong_20_Emphasis">usar estruturas de dados como dicionários</text:span>, que facilitam o mapeamento entre escolhas do usuário e os nomes/preços dos produtos.</text:p>
      <text:h text:style-name="Heading_20_3" text:outline-level="3"><text:soft-page-break/>🧠 Como funciona:</text:h>
      <text:p text:style-name="Text_20_body">Você cria <text:span text:style-name="Strong_20_Emphasis">dicionários</text:span> que armazenam:</text:p>
      <text:list text:style-name="L4">
        <text:list-item>
          <text:p text:style-name="P4">Os tipos de pizza e os respectivos nomes.</text:p>
        </text:list-item>
        <text:list-item>
          <text:p text:style-name="P4">Os tamanhos e seus preços.</text:p>
        </text:list-item>
        <text:list-item>
          <text:p text:style-name="P4">Os refrigerantes e seus preços.</text:p>
        </text:list-item>
      </text:list>
      <text:p text:style-name="Text_20_body">Assim, basta usar as <text:span text:style-name="Strong_20_Emphasis">chaves dos dicionários</text:span> (como "1", "p", etc.) para buscar os valores, sem <text:span text:style-name="Source_20_Text">if/else</text:span>.</text:p>
      <text:p text:style-name="Horizontal_20_Line"/>
      <text:h text:style-name="Heading_20_3" text:outline-level="3">✅ Exemplo reestruturado do seu código:</text:h>
      <text:p text:style-name="Preformatted_20_Text">python</text:p>
      <text:p text:style-name="Preformatted_20_Text">CopiarEditar</text:p>
      <text:p text:style-name="P5"><text:span text:style-name="Source_20_Text"># Dicionários com os dados</text:span></text:p>
      <text:p text:style-name="P6"><text:span text:style-name="Source_20_Text">pizzas = {</text:span></text:p>
      <text:p text:style-name="P6"><text:span text:style-name="Source_20_Text"><text:s text:c="4"/>1: "Calabresa",</text:span></text:p>
      <text:p text:style-name="P6"><text:span text:style-name="Source_20_Text"><text:s text:c="4"/>2: "Frango",</text:span></text:p>
      <text:p text:style-name="P6"><text:span text:style-name="Source_20_Text"><text:s text:c="4"/>3: "Catupiry"</text:span></text:p>
      <text:p text:style-name="P6"><text:span text:style-name="Source_20_Text">}</text:span></text:p>
      <text:p text:style-name="P6"/>
      <text:p text:style-name="P6"><text:span text:style-name="Source_20_Text">tamanhos = {</text:span></text:p>
      <text:p text:style-name="P6"><text:span text:style-name="Source_20_Text"><text:s text:c="4"/>"P": ("Pequena", 10.00),</text:span></text:p>
      <text:p text:style-name="P6"><text:span text:style-name="Source_20_Text"><text:s text:c="4"/>"M": ("Média", 15.00),</text:span></text:p>
      <text:p text:style-name="P6"><text:span text:style-name="Source_20_Text"><text:s text:c="4"/>"G": ("Grande", 20.00)</text:span></text:p>
      <text:p text:style-name="P6"><text:span text:style-name="Source_20_Text">}</text:span></text:p>
      <text:p text:style-name="P6"/>
      <text:p text:style-name="P6"><text:span text:style-name="Source_20_Text">refrigerantes = {</text:span></text:p>
      <text:p text:style-name="P6"><text:span text:style-name="Source_20_Text"><text:s text:c="4"/>1: ("Coca-Cola", 7.00),</text:span></text:p>
      <text:p text:style-name="P6"><text:span text:style-name="Source_20_Text"><text:s text:c="4"/>2: ("Guaraná", 6.00),</text:span></text:p>
      <text:p text:style-name="P6"><text:span text:style-name="Source_20_Text"><text:s text:c="4"/>3: ("Fanta", 5.00)</text:span></text:p>
      <text:p text:style-name="P6"><text:span text:style-name="Source_20_Text">}</text:span></text:p>
      <text:p text:style-name="P6"/>
      <text:p text:style-name="P6"><text:span text:style-name="Source_20_Text"># Menu</text:span></text:p>
      <text:p text:style-name="P6"><text:span text:style-name="Source_20_Text">print("Pizzaria Peperone - Seja bem-vindo!")</text:span></text:p>
      <text:p text:style-name="P6"><text:span text:style-name="Source_20_Text">print("----- CARDÁPIO -----")</text:span></text:p>
      <text:p text:style-name="P6"><text:span text:style-name="Source_20_Text">print("\nTipos de Pizza:")</text:span></text:p>
      <text:p text:style-name="P6"><text:span text:style-name="Source_20_Text">for k, v in pizzas.items():</text:span></text:p>
      <text:p text:style-name="P6"><text:span text:style-name="Source_20_Text"><text:s text:c="4"/>print(f"{k} - {v}")</text:span></text:p>
      <text:p text:style-name="P6"><text:span text:style-name="Source_20_Text"><text:s text:c="4"/></text:span></text:p>
      <text:p text:style-name="P6"><text:span text:style-name="Source_20_Text">print("\nTamanhos:")</text:span></text:p>
      <text:p text:style-name="P6"><text:span text:style-name="Source_20_Text">for k, v in tamanhos.items():</text:span></text:p>
      <text:p text:style-name="P6"><text:span text:style-name="Source_20_Text"><text:s text:c="4"/>print(f"{k} - {v[0]} R$ {v[1]:.2f}")</text:span></text:p>
      <text:p text:style-name="P6"/>
      <text:p text:style-name="P6"><text:span text:style-name="Source_20_Text">print("\nRefrigerantes:")</text:span></text:p>
      <text:p text:style-name="P6"><text:span text:style-name="Source_20_Text">for k, v in refrigerantes.items():</text:span></text:p>
      <text:p text:style-name="P6"><text:span text:style-name="Source_20_Text"><text:s text:c="4"/>print(f"{k} - {v[0]} R$ {v[1]:.2f}")</text:span></text:p>
      <text:p text:style-name="P6"/>
      <text:p text:style-name="P6"><text:span text:style-name="Source_20_Text"># Pedidos</text:span></text:p>
      <text:p text:style-name="P6"><text:span text:style-name="Source_20_Text">pedidopizza = int(input("\nDigite o número da pizza: "))</text:span></text:p>
      <text:p text:style-name="P6"><text:span text:style-name="Source_20_Text">tampizza = input("Digite o tamanho (P/M/G): ").upper()</text:span></text:p>
      <text:p text:style-name="P6"><text:span text:style-name="Source_20_Text">pedidorefri = int(input("Digite o número do refrigerante: "))</text:span></text:p>
      <text:p text:style-name="P6"/>
      <text:p text:style-name="P6"><text:span text:style-name="Source_20_Text"># Validação básica</text:span></text:p>
      <text:p text:style-name="P6"><text:span text:style-name="Source_20_Text">if pedidopizza in pizzas and tampizza in tamanhos and pedidorefri in refrigerantes:</text:span></text:p>
      <text:p text:style-name="P6"><text:span text:style-name="Source_20_Text"><text:s text:c="4"/>nome_pizza = pizzas[pedidopizza]</text:span></text:p>
      <text:p text:style-name="P6"><text:span text:style-name="Source_20_Text"><text:s text:c="4"/>nome_tamanho, preco_pizza = tamanhos[tampizza]</text:span></text:p>
      <text:p text:style-name="P6"><text:soft-page-break/><text:span text:style-name="Source_20_Text"><text:s text:c="4"/>nome_refri, preco_refri = refrigerantes[pedidorefri]</text:span></text:p>
      <text:p text:style-name="P6"/>
      <text:p text:style-name="P6"><text:span text:style-name="Source_20_Text"><text:s text:c="4"/>total = preco_pizza + preco_refri</text:span></text:p>
      <text:p text:style-name="P6"><text:span text:style-name="Source_20_Text"><text:s text:c="4"/>print(f"\nVocê pediu uma pizza {nome_pizza} ({nome_tamanho}) com {nome_refri}.")</text:span></text:p>
      <text:p text:style-name="P6"><text:span text:style-name="Source_20_Text"><text:s text:c="4"/>print(f"Total a pagar: R$ {total:.2f}")</text:span></text:p>
      <text:p text:style-name="P6"><text:span text:style-name="Source_20_Text">else:</text:span></text:p>
      <text:p text:style-name="P7"><text:span text:style-name="Source_20_Text"><text:s text:c="4"/>print("\nAlguma opção inválida foi escolhida.")</text:span></text:p>
      <text:p text:style-name="Horizontal_20_Line"/>
      <text:h text:style-name="Heading_20_3" text:outline-level="3">✅ Vantagens desse jeito:</text:h>
      <text:list text:style-name="L5">
        <text:list-item>
          <text:p text:style-name="P8">Código mais limpo e fácil de manter.</text:p>
        </text:list-item>
        <text:list-item>
          <text:p text:style-name="P8">Se quiser adicionar um novo sabor ou refrigerante, é só incluir no dicionário.</text:p>
        </text:list-item>
        <text:list-item>
          <text:p text:style-name="P8">Sem dezenas de <text:span text:style-name="Source_20_Text">if/else</text:span>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Arial1" style:font-family-complex="Arial" style:font-family-generic-complex="system" style:font-pitch-complex="variable" style:font-size-complex="7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09T09:17:13.992000000</dc:date>
    <meta:editing-duration>PT51S</meta:editing-duration>
    <meta:editing-cycles>1</meta:editing-cycles>
    <meta:document-statistic meta:table-count="0" meta:image-count="0" meta:object-count="0" meta:page-count="3" meta:paragraph-count="81" meta:word-count="512" meta:character-count="3272" meta:non-whitespace-character-count="2782"/>
    <meta:generator>LibreOffice/24.8.5.2$Windows_X86_64 LibreOffice_project/fddf2685c70b461e7832239a0162a77216259f22</meta:generator>
  </office:meta>
</office:document-meta>
</file>